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2.19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2.103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7.4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7.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26pt" style:font-size-asian="26pt" style:font-size-complex="26pt"/>
    </style:style>
    <style:style style:name="P2" style:family="paragraph">
      <loext:graphic-properties draw:fill-color="#ffffff"/>
      <style:paragraph-properties fo:text-align="center"/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  <style:text-properties fo:language="de" fo:country="DE"/>
    </style:style>
    <style:style style:name="P6" style:family="paragraph">
      <loext:graphic-properties draw:fill-color="#ffffff"/>
      <style:paragraph-properties fo:text-align="center"/>
      <style:text-properties fo:language="de" fo:country="DE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xml:id="id1" draw:id="id1">
          <draw:custom-shape draw:style-name="gr1" draw:text-style-name="P2" draw:layer="layout" svg:width="2.694cm" svg:height="2.2cm" svg:x="4.303cm" svg:y="9.6cm">
            <text:p text:style-name="P1"><text:span text:style-name="T1">Daue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2.603cm" svg:height="1.1cm" svg:x="1.7cm" svg:y="9.6cm">
            <text:p text:style-name="P3">FAZ</text:p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4" draw:layer="layout" svg:width="2.603cm" svg:height="1.1cm" svg:x="1.7cm" svg:y="10.7cm">
              <text:p text:style-name="P3">SAZ</text:p>
              <draw:enhanced-geometry svg:viewBox="0 0 21600 21600" draw:type="rectangle" draw:enhanced-path="M 0 0 L 21600 0 21600 21600 0 21600 0 0 Z N"/>
            </draw:custom-shape>
            <draw:custom-shape draw:style-name="gr3" draw:text-style-name="P6" draw:layer="layout" svg:width="7.9cm" svg:height="0.7cm" svg:x="1.7cm" svg:y="8.9cm">
              <text:p text:style-name="P5">v1</text:p>
              <draw:enhanced-geometry svg:viewBox="0 0 21600 21600" draw:type="rectangle" draw:enhanced-path="M 0 0 L 21600 0 21600 21600 0 21600 0 0 Z N"/>
            </draw:custom-shape>
            <draw:custom-shape draw:style-name="gr4" draw:text-style-name="P6" draw:layer="layout" svg:width="7.9cm" svg:height="0.6cm" svg:x="1.7cm" svg:y="11.8cm">
              <text:p text:style-name="P5">Gesamtpufferzeit</text:p>
              <draw:enhanced-geometry svg:viewBox="0 0 21600 21600" draw:type="rectangle" draw:enhanced-path="M 0 0 L 21600 0 21600 21600 0 21600 0 0 Z N"/>
            </draw:custom-shape>
            <draw:custom-shape draw:style-name="gr2" draw:text-style-name="P4" draw:layer="layout" svg:width="2.603cm" svg:height="1.1cm" svg:x="6.997cm" svg:y="9.6cm">
              <text:p text:style-name="P3">FEZ</text:p>
              <draw:enhanced-geometry svg:viewBox="0 0 21600 21600" draw:type="rectangle" draw:enhanced-path="M 0 0 L 21600 0 21600 21600 0 21600 0 0 Z N"/>
            </draw:custom-shape>
            <draw:custom-shape draw:style-name="gr2" draw:text-style-name="P4" draw:layer="layout" svg:width="2.603cm" svg:height="1.1cm" svg:x="6.997cm" svg:y="10.7cm">
              <text:p text:style-name="P3">SEZ</text:p>
              <draw:enhanced-geometry svg:viewBox="0 0 21600 21600" draw:type="rectangle" draw:enhanced-path="M 0 0 L 21600 0 21600 21600 0 21600 0 0 Z N"/>
            </draw:custom-shape>
          </draw:g>
        </draw:g>
        <draw:g xml:id="id2" draw:id="id2">
          <draw:custom-shape draw:style-name="gr1" draw:text-style-name="P2" draw:layer="layout" svg:width="2.694cm" svg:height="2.2cm" svg:x="16.903cm" svg:y="7cm">
            <text:p text:style-name="P1"><text:span text:style-name="T1">Daue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2.603cm" svg:height="1.1cm" svg:x="14.3cm" svg:y="7cm">
            <text:p text:style-name="P3">FAZ</text:p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4" draw:layer="layout" svg:width="2.603cm" svg:height="1.1cm" svg:x="14.3cm" svg:y="8.1cm">
              <text:p text:style-name="P3">SAZ</text:p>
              <draw:enhanced-geometry svg:viewBox="0 0 21600 21600" draw:type="rectangle" draw:enhanced-path="M 0 0 L 21600 0 21600 21600 0 21600 0 0 Z N"/>
            </draw:custom-shape>
            <draw:custom-shape draw:style-name="gr3" draw:text-style-name="P6" draw:layer="layout" svg:width="7.9cm" svg:height="0.7cm" svg:x="14.3cm" svg:y="6.3cm">
              <text:p text:style-name="P5">v2</text:p>
              <draw:enhanced-geometry svg:viewBox="0 0 21600 21600" draw:type="rectangle" draw:enhanced-path="M 0 0 L 21600 0 21600 21600 0 21600 0 0 Z N"/>
            </draw:custom-shape>
            <draw:custom-shape draw:style-name="gr4" draw:text-style-name="P6" draw:layer="layout" svg:width="7.9cm" svg:height="0.6cm" svg:x="14.3cm" svg:y="9.2cm">
              <text:p text:style-name="P5">Gesamtpufferzeit</text:p>
              <draw:enhanced-geometry svg:viewBox="0 0 21600 21600" draw:type="rectangle" draw:enhanced-path="M 0 0 L 21600 0 21600 21600 0 21600 0 0 Z N"/>
            </draw:custom-shape>
            <draw:custom-shape draw:style-name="gr2" draw:text-style-name="P4" draw:layer="layout" svg:width="2.603cm" svg:height="1.1cm" svg:x="19.597cm" svg:y="7cm">
              <text:p text:style-name="P3">FEZ</text:p>
              <draw:enhanced-geometry svg:viewBox="0 0 21600 21600" draw:type="rectangle" draw:enhanced-path="M 0 0 L 21600 0 21600 21600 0 21600 0 0 Z N"/>
            </draw:custom-shape>
            <draw:custom-shape draw:style-name="gr2" draw:text-style-name="P4" draw:layer="layout" svg:width="2.603cm" svg:height="1.1cm" svg:x="19.597cm" svg:y="8.1cm">
              <text:p text:style-name="P3">SEZ</text:p>
              <draw:enhanced-geometry svg:viewBox="0 0 21600 21600" draw:type="rectangle" draw:enhanced-path="M 0 0 L 21600 0 21600 21600 0 21600 0 0 Z N"/>
            </draw:custom-shape>
          </draw:g>
        </draw:g>
        <draw:g xml:id="id3" draw:id="id3">
          <draw:custom-shape draw:style-name="gr1" draw:text-style-name="P2" draw:layer="layout" svg:width="2.694cm" svg:height="2.2cm" svg:x="17.403cm" svg:y="14.5cm">
            <text:p text:style-name="P1"><text:span text:style-name="T1">Daue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2.603cm" svg:height="1.1cm" svg:x="14.8cm" svg:y="14.5cm">
            <text:p text:style-name="P3">FAZ</text:p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4" draw:layer="layout" svg:width="2.603cm" svg:height="1.1cm" svg:x="14.8cm" svg:y="15.6cm">
              <text:p text:style-name="P3">SAZ</text:p>
              <draw:enhanced-geometry svg:viewBox="0 0 21600 21600" draw:type="rectangle" draw:enhanced-path="M 0 0 L 21600 0 21600 21600 0 21600 0 0 Z N"/>
            </draw:custom-shape>
            <draw:custom-shape draw:style-name="gr3" draw:text-style-name="P6" draw:layer="layout" svg:width="7.9cm" svg:height="0.7cm" svg:x="14.8cm" svg:y="13.8cm">
              <text:p text:style-name="P5">v3</text:p>
              <draw:enhanced-geometry svg:viewBox="0 0 21600 21600" draw:type="rectangle" draw:enhanced-path="M 0 0 L 21600 0 21600 21600 0 21600 0 0 Z N"/>
            </draw:custom-shape>
            <draw:custom-shape draw:style-name="gr4" draw:text-style-name="P6" draw:layer="layout" svg:width="7.9cm" svg:height="0.6cm" svg:x="14.8cm" svg:y="16.7cm">
              <text:p text:style-name="P5">Gesamtpufferzeit</text:p>
              <draw:enhanced-geometry svg:viewBox="0 0 21600 21600" draw:type="rectangle" draw:enhanced-path="M 0 0 L 21600 0 21600 21600 0 21600 0 0 Z N"/>
            </draw:custom-shape>
            <draw:custom-shape draw:style-name="gr2" draw:text-style-name="P4" draw:layer="layout" svg:width="2.603cm" svg:height="1.1cm" svg:x="20.097cm" svg:y="14.5cm">
              <text:p text:style-name="P3">FEZ</text:p>
              <draw:enhanced-geometry svg:viewBox="0 0 21600 21600" draw:type="rectangle" draw:enhanced-path="M 0 0 L 21600 0 21600 21600 0 21600 0 0 Z N"/>
            </draw:custom-shape>
            <draw:custom-shape draw:style-name="gr2" draw:text-style-name="P4" draw:layer="layout" svg:width="2.603cm" svg:height="1.1cm" svg:x="20.097cm" svg:y="15.6cm">
              <text:p text:style-name="P3">SEZ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5" draw:text-style-name="P7" draw:layer="layout" svg:x1="9.6cm" svg:y1="10.65cm" svg:x2="14.3cm" svg:y2="8.05cm" draw:start-shape="id1" draw:end-shape="id2" svg:d="M9600 10650h2350v-2600h2350" svg:viewBox="0 0 4701 2601">
          <text:p/>
        </draw:connector>
        <draw:connector draw:style-name="gr5" draw:text-style-name="P7" draw:layer="layout" svg:x1="9.6cm" svg:y1="10.65cm" svg:x2="14.8cm" svg:y2="15.55cm" draw:start-shape="id1" draw:end-shape="id3" svg:d="M9600 10650h2600v4900h2600" svg:viewBox="0 0 5201 4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6T16:13:51.209000000</meta:creation-date>
    <dc:date>2016-06-16T16:18:11.163000000</dc:date>
    <meta:editing-duration>PT4M19S</meta:editing-duration>
    <meta:editing-cycles>2</meta:editing-cycles>
    <meta:generator>LibreOffice/5.0.6.3$Windows_x86 LibreOffice_project/490fc03b25318460cfc54456516ea2519c11d1aa</meta:generator>
    <meta:document-statistic meta:object-count="29"/>
  </office:meta>
</office:document-meta>
</file>